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C0000059FBE20628FCAE382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2cm" svg:y="-2cm" svg:width="20.999cm" svg:height="29.7cm" draw:z-index="0"><draw:image xlink:href="Pictures/100002010000032C0000059FBE20628FCAE382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8cm" fo:margin-bottom="0.289cm" fo:margin-left="0.28cm" fo:margin-right="0.28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4:55:37.609328990</meta:creation-date>
    <dc:date>2016-09-19T14:57:24.270910840</dc:date>
    <meta:editing-duration>PT1M46S</meta:editing-duration>
    <meta:editing-cycles>1</meta:editing-cycles>
    <meta:generator>LibreOffice/5.1.4.2$Linux_X86_64 LibreOffice_project/10m0$Build-2</meta:generator>
    <meta:print-date>2016-09-19T14:58:55.548201381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